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3.5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3.3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26.75mm" svg:height="127.54mm" svg:x="348.89mm" svg:y="134.99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1" svg:width="226.22mm" svg:height="127.25mm" svg:x="118.93mm" svg:y="134.55mm">
            <draw:object xlink:href="./Object 2" xlink:type="simple" xlink:show="embed" xlink:actuate="onLoad">
              <loext:p text:style-name="P2">2</loext:p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25.35mm" svg:height="126.76mm" svg:x="119.06mm" svg:y="265.67m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226.05mm" svg:height="127.15mm" svg:x="348.75mm" svg:y="265.06m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1021" table:default-cell-style-name="ce1"/>
        <table:table-row table:style-name="ro1" table:number-rows-repeated="88">
          <table:table-cell table:number-columns-repeated="1024"/>
        </table:table-row>
        <table:table-row table:style-name="ro1">
          <table:table-cell office:value-type="string" calcext:value-type="string">
            <text:p>Custo</text:p>
          </table:table-cell>
          <table:table-cell table:number-columns-repeated="1023"/>
        </table:table-row>
        <table:table-row table:style-name="ro1">
          <table:table-cell office:value-type="float" office:value="0.591836734693878" calcext:value-type="float">
            <text:p>0,591836734693878</text:p>
          </table:table-cell>
          <table:table-cell office:value-type="float" office:value="49" calcext:value-type="float">
            <text:p>49</text:p>
          </table:table-cell>
          <table:table-cell table:number-columns-repeated="1022"/>
        </table:table-row>
        <table:table-row table:style-name="ro1">
          <table:table-cell office:value-type="float" office:value="1.07272727272727" calcext:value-type="float">
            <text:p>1,07272727272727</text:p>
          </table:table-cell>
          <table:table-cell office:value-type="float" office:value="110" calcext:value-type="float">
            <text:p>110</text:p>
          </table:table-cell>
          <table:table-cell table:number-columns-repeated="1022"/>
        </table:table-row>
        <table:table-row table:style-name="ro1">
          <table:table-cell office:value-type="float" office:value="0.690265486725664" calcext:value-type="float">
            <text:p>0,690265486725664</text:p>
          </table:table-cell>
          <table:table-cell office:value-type="float" office:value="113" calcext:value-type="float">
            <text:p>113</text:p>
          </table:table-cell>
          <table:table-cell table:number-columns-repeated="1022"/>
        </table:table-row>
        <table:table-row table:style-name="ro1">
          <table:table-cell office:value-type="float" office:value="0.5703125" calcext:value-type="float">
            <text:p>0,5703125</text:p>
          </table:table-cell>
          <table:table-cell office:value-type="float" office:value="128" calcext:value-type="float">
            <text:p>128</text:p>
          </table:table-cell>
          <table:table-cell table:number-columns-repeated="1022"/>
        </table:table-row>
        <table:table-row table:style-name="ro1">
          <table:table-cell office:value-type="float" office:value="0.699300699300699" calcext:value-type="float">
            <text:p>0,699300699300699</text:p>
          </table:table-cell>
          <table:table-cell office:value-type="float" office:value="143" calcext:value-type="float">
            <text:p>143</text:p>
          </table:table-cell>
          <table:table-cell table:number-columns-repeated="1022"/>
        </table:table-row>
        <table:table-row table:style-name="ro1" table:number-rows-repeated="104848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C1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7">00/00/0000</text:date>, <text:time style:data-style-name="N2" text:time-value="23:58:51.6924231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6T14:07:33.249916162</meta:creation-date>
    <dc:date>2018-05-27T00:00:01.782066876</dc:date>
    <meta:editing-duration>PT1H13M4S</meta:editing-duration>
    <meta:editing-cycles>9</meta:editing-cycles>
    <meta:generator>LibreOffice/6.0.3.2$Linux_X86_64 LibreOffice_project/00m0$Build-2</meta:generator>
    <meta:document-statistic meta:table-count="1" meta:cell-count="1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cm" svg:stroke-color="#cccccc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676cm" svg:height="12.755cm" xlink:href="." xlink:type="simple" chart:class="chart:line" chart:style-name="ch1">
        <chart:title svg:x="8.291cm" svg:y="0.39cm" chart:style-name="ch2">
          <text:p>Custo de Acesso x  Registros</text:p>
        </chart:title>
        <chart:subtitle svg:x="7.206cm" svg:y="1.346cm" chart:style-name="ch3">
          <text:p>Quantida de acessos individual de cada função</text:p>
        </chart:subtitle>
        <chart:legend chart:legend-position="end" svg:x="19.956cm" svg:y="5.908cm" style:legend-expansion="high" chart:style-name="ch4"/>
        <chart:plot-area chart:style-name="ch5" chart:data-source-has-labels="both" svg:x="1.412cm" svg:y="2.204cm" svg:width="18.091cm" svg:height="9.367cm">
          <chartooo:coordinate-region svg:x="2.033cm" svg:y="2.364cm" svg:width="17.004cm" svg:height="8.639cm"/>
          <chart:axis chart:dimension="x" chart:name="primary-x" chart:style-name="ch6" chartooo:axis-type="text">
            <chart:title svg:x="9.712cm" svg:y="11.826cm" chart:style-name="ch7">
              <text:p>Registros</text:p>
            </chart:title>
            <chart:categories table:cell-range-address="local-table.$A$2:.$A$6"/>
            <chart:grid chart:style-name="ch8" chart:class="major"/>
          </chart:axis>
          <chart:axis chart:dimension="y" chart:name="primary-y" chart:style-name="ch6">
            <chart:title svg:x="0.451cm" svg:y="8.161cm" chart:style-name="ch9">
              <text:p>Custo de Acesso</text:p>
            </chart:title>
            <chart:grid chart:style-name="ch8" chart:class="major"/>
          </chart:axis>
          <chart:series chart:style-name="ch10" chart:values-cell-range-address="local-table.$B$2:.$B$6" chart:label-cell-address="local-table.$B$1" chart:class="chart:line">
            <chart:data-point chart:repeated="5"/>
          </chart:series>
          <chart:series chart:style-name="ch11" chart:values-cell-range-address="local-table.$C$2:.$C$6" chart:label-cell-address="local-table.$C$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mover</text:p>
              </table:table-cell>
              <table:table-cell office:value-type="string">
                <text:p>Inserir</text:p>
              </table:table-cell>
            </table:table-row>
          </table:table-header-rows>
          <table:table-rows>
            <table:table-row>
              <table:table-cell office:value-type="string">
                <text:p>49</text:p>
              </table:table-cell>
              <table:table-cell office:value-type="float" office:value="2">
                <text:p>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">
                <text:p>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">
                <text:p>1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">
                <text:p>1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9">
                <text:p>19</text:p>
              </table:table-cell>
              <table:table-cell office:value-type="float" office:value="81">
                <text:p>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cm" svg:stroke-color="#cccccc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0">
      <style:chart-properties chart:link-data-style-to-source="true"/>
      <style:graphic-properties draw:stroke="none" draw:fill-color="#ff420e" draw:opacity-name="ChartTransparencyGradient_20_1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623cm" svg:height="12.726cm" xlink:href="." xlink:type="simple" chart:class="chart:bar" chart:style-name="ch1">
        <chart:title svg:x="7.391cm" svg:y="0.389cm" chart:style-name="ch2">
          <text:p>Quantidade de ADD e DEL x Registros</text:p>
        </chart:title>
        <chart:legend chart:legend-position="end" svg:x="21.154cm" svg:y="5.894cm" style:legend-expansion="high" chart:style-name="ch3"/>
        <chart:plot-area chart:style-name="ch4" chart:data-source-has-labels="both" svg:x="1.411cm" svg:y="1.344cm" svg:width="19.291cm" svg:height="10.199cm">
          <chartooo:coordinate-region svg:x="2.032cm" svg:y="1.504cm" svg:width="18.67cm" svg:height="9.471cm"/>
          <chart:axis chart:dimension="x" chart:name="primary-x" chart:style-name="ch5" chartooo:axis-type="text">
            <chart:title svg:x="10.311cm" svg:y="11.797cm" chart:style-name="ch6">
              <text:p>Registros</text:p>
            </chart:title>
            <chart:categories table:cell-range-address="local-table.$A$2:.$A$6"/>
            <chart:grid chart:style-name="ch7" chart:class="major"/>
          </chart:axis>
          <chart:axis chart:dimension="y" chart:name="primary-y" chart:style-name="ch8">
            <chart:title svg:x="0.451cm" svg:y="8.445cm" chart:style-name="ch9">
              <text:p>Quantidade de ADD e DEL</text:p>
            </chart:title>
            <chart:grid chart:style-name="ch7" chart:class="major"/>
          </chart:axis>
          <chart:series chart:style-name="ch10" chart:values-cell-range-address="local-table.$B$2:.$B$6" chart:label-cell-address="local-table.$B$1" chart:class="chart:bar">
            <chart:data-point chart:style-name="ch11" chart:repeated="5"/>
          </chart:series>
          <chart:series chart:style-name="ch12" chart:values-cell-range-address="local-table.$C$2:.$C$6" chart:label-cell-address="local-table.$C$1" chart:class="chart:bar">
            <chart:data-point chart:repeated="3"/>
            <chart:data-point chart:style-name="ch11"/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D</text:p>
              </table:table-cell>
              <table:table-cell office:value-type="string">
                <text:p>DEL</text:p>
              </table:table-cell>
            </table:table-row>
          </table:table-header-rows>
          <table:table-rows>
            <table:table-row>
              <table:table-cell office:value-type="string">
                <text:p>49</text:p>
              </table:table-cell>
              <table:table-cell office:value-type="float" office:value="26">
                <text:p>2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3">
                <text:p>6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9">
                <text:p>5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6">
                <text:p>5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8">
                <text:p>68</text:p>
              </table:table-cell>
              <table:table-cell office:value-type="float" office:value="75">
                <text:p>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opacity draw:name="ChartTransparencyGradient_20_1" draw:display-name="ChartTransparencyGradient 1" draw:style="linear" draw:start="100%" draw:end="0%" draw:angle="0" draw:border="0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cm" svg:stroke-color="#cccccc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tacked="true"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536cm" svg:height="12.677cm" xlink:href="." xlink:type="simple" chart:class="chart:line" chart:style-name="ch1">
        <chart:title svg:x="9.306cm" svg:y="0.388cm" chart:style-name="ch2">
          <text:p>Tempo x Registros</text:p>
        </chart:title>
        <chart:subtitle svg:x="7.083cm" svg:y="1.342cm" chart:style-name="ch3">
          <text:p>Tempo de execução de cada grupo de registros</text:p>
        </chart:subtitle>
        <chart:legend chart:legend-position="end" svg:x="20.134cm" svg:y="6.078cm" style:legend-expansion="high" chart:style-name="ch4"/>
        <chart:plot-area chart:style-name="ch5" chart:data-source-has-labels="both" svg:x="1.409cm" svg:y="2.198cm" svg:width="18.275cm" svg:height="9.297cm">
          <chartooo:coordinate-region svg:x="2.507cm" svg:y="2.358cm" svg:width="16.897cm" svg:height="8.569cm"/>
          <chart:axis chart:dimension="x" chart:name="primary-x" chart:style-name="ch6" chartooo:axis-type="text">
            <chart:title svg:x="9.801cm" svg:y="11.748cm" chart:style-name="ch7">
              <text:p>Registros</text:p>
            </chart:title>
            <chart:categories table:cell-range-address="local-table.$A$2:.$A$6"/>
            <chart:grid chart:style-name="ch8" chart:class="major"/>
          </chart:axis>
          <chart:axis chart:dimension="y" chart:name="primary-y" chart:style-name="ch9">
            <chart:title svg:x="0.201cm" svg:y="7.501cm" chart:style-name="ch10">
              <text:p>Tempo ms</text:p>
            </chart:title>
            <chart:grid chart:style-name="ch8" chart:class="major"/>
          </chart:axis>
          <chart:series chart:style-name="ch11" chart:values-cell-range-address="local-table.$B$2:.$B$6" chart:label-cell-address="local-table.$B$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</text:p>
              </table:table-cell>
            </table:table-row>
          </table:table-header-rows>
          <table:table-rows>
            <table:table-row>
              <table:table-cell office:value-type="string">
                <text:p>49</text:p>
              </table:table-cell>
              <table:table-cell office:value-type="float" office:value="0.00215530395507812">
                <text:p>0.0021553039550781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597548484802246">
                <text:p>0.0059754848480224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410985946655273">
                <text:p>0.0041098594665527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743746757507324">
                <text:p>0.0074374675750732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1127028465271">
                <text:p>0.0112702846527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cm" svg:stroke-color="#d3d3d3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606cm" svg:height="12.716cm" xlink:href="." xlink:type="simple" chart:class="chart:line" chart:style-name="ch1">
        <chart:title svg:x="8.772cm" svg:y="0.389cm" chart:style-name="ch2">
          <text:p>Custo Médio x Registros</text:p>
        </chart:title>
        <chart:subtitle svg:x="7.29cm" svg:y="1.344cm" chart:style-name="ch3">
          <text:p>(Total de Acessos / Quantidade de Registros)</text:p>
        </chart:subtitle>
        <chart:legend chart:legend-position="end" svg:x="20.362cm" svg:y="6.098cm" style:legend-expansion="high" chart:style-name="ch4"/>
        <chart:plot-area chart:style-name="ch5" chart:data-source-has-labels="both" svg:x="1.411cm" svg:y="2.201cm" svg:width="18.499cm" svg:height="9.332cm">
          <chartooo:coordinate-region svg:x="2.138cm" svg:y="2.362cm" svg:width="17.492cm" svg:height="8.603cm"/>
          <chart:axis chart:dimension="x" chart:name="primary-x" chart:style-name="ch6" chartooo:axis-type="text">
            <chart:title svg:x="9.915cm" svg:y="11.787cm" chart:style-name="ch7">
              <text:p>Registros</text:p>
            </chart:title>
            <chart:categories table:cell-range-address="local-table.$A$2:.$A$6"/>
            <chart:grid chart:style-name="ch8" chart:class="major"/>
          </chart:axis>
          <chart:axis chart:dimension="y" chart:name="primary-y" chart:style-name="ch6">
            <chart:title svg:x="0.451cm" svg:y="7.837cm" chart:style-name="ch9">
              <text:p>Custo Médio</text:p>
            </chart:title>
            <chart:grid chart:style-name="ch8" chart:class="major"/>
          </chart:axis>
          <chart:series chart:style-name="ch10" chart:values-cell-range-address="local-table.$B$2:.$B$6" chart:label-cell-address="local-table.$B$1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sto</text:p>
              </table:table-cell>
            </table:table-row>
          </table:table-header-rows>
          <table:table-rows>
            <table:table-row>
              <table:table-cell office:value-type="string">
                <text:p>49</text:p>
              </table:table-cell>
              <table:table-cell office:value-type="float" office:value="0.591836734693878">
                <text:p>0.59183673469387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07272727272727">
                <text:p>1.0727272727272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690265486725664">
                <text:p>0.69026548672566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5703125">
                <text:p>0.57031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699300699300699">
                <text:p>0.69930069930069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